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Possible</text:span><text:span text:style-name="T32_2"><text:s/></text:span><text:span text:style-name="T32_3">Workflow</text:span><text:span text:style-name="T32_4"><text:s/></text:span><text:span text:style-name="T32_5">for</text:span><text:span text:style-name="T32_6"><text:s/></text:span><text:span text:style-name="T32_7">software</text:span><text:span text:style-name="T32_8"><text:s/></text:span><text:span text:style-name="T32_9">documentation</text:span><text:span text:style-name="T32_10"><text:s/></text:span><text:span text:style-name="T32_11">that</text:span><text:span text:style-name="T32_12"><text:s/></text:span><text:span text:style-name="T32_13">requires</text:span><text:span text:style-name="T32_14"><text:s/></text:span><text:span text:style-name="T32_15">collaborative</text:span><text:span text:style-name="T32_16"><text:s/></text:span><text:span text:style-name="T32_17">input</text:span><text:span text:style-name="T32_18"><text:s/></text:span><text:span text:style-name="T32_19">from</text:span><text:span text:style-name="T32_20"><text:s/></text:span><text:span text:style-name="T32_21">multiple</text:span><text:span text:style-name="T32_22"><text:s/></text:span><text:span text:style-name="T32_23">developers</text:span><text:span text:style-name="T32_24">:<text:s/></text:span></text:p>
      <text:p text:style-name="P33"/>
      <text:p text:style-name="P34"><text:span text:style-name="T34_1">(</text:span><text:span text:style-name="T34_2">Code</text:span><text:span text:style-name="T34_3"><text:s/></text:span><text:span text:style-name="T34_4">contains</text:span><text:span text:style-name="T34_5"><text:s/></text:span><text:span text:style-name="T34_6">comments</text:span><text:span text:style-name="T34_7">)<text:s/>-&gt;<text:s/></text:span><text:span text:style-name="T34_8">Initial</text:span><text:span text:style-name="T34_9"><text:s/></text:span><text:span text:style-name="T34_10">text</text:span><text:span text:style-name="T34_11"><text:s/></text:span><text:span text:style-name="T34_12">doc</text:span><text:span text:style-name="T34_13"><text:s/></text:span><text:span text:style-name="T34_14">created</text:span><text:span text:style-name="T34_15"><text:s/></text:span><text:span text:style-name="T34_16">using</text:span><text:span text:style-name="T34_17"><text:s/></text:span><text:span text:style-name="T34_18">comments</text:span><text:span text:style-name="T34_19">/</text:span><text:span text:style-name="T34_20">tooling</text:span><text:span text:style-name="T34_21"><text:s/>-&gt;<text:s/></text:span><text:span text:style-name="T34_22">pushed</text:span><text:span text:style-name="T34_23"><text:s/></text:span><text:span text:style-name="T34_24">to</text:span><text:span text:style-name="T34_25"><text:s/></text:span><text:span text:style-name="T34_26">googledoc</text:span><text:span text:style-name="T34_27"><text:s/></text:span><text:span text:style-name="T34_28">and</text:span><text:span text:style-name="T34_29"><text:s/></text:span><text:span text:style-name="T34_30">into</text:span><text:span text:style-name="T34_31"><text:s/></text:span><text:span text:style-name="T34_32">the</text:span><text:span text:style-name="T34_33"><text:s/></text:span><text:span text:style-name="T34_34">Continuous</text:span><text:span text:style-name="T34_35"><text:s/></text:span><text:span text:style-name="T34_36">Improvement</text:span><text:span text:style-name="T34_37"><text:s/></text:span><text:span text:style-name="T34_38">iterative</text:span><text:span text:style-name="T34_39"><text:s/></text:span><text:span text:style-name="T34_40">cycle</text:span><text:span text:style-name="T34_41"><text:s/>-&gt;<text:s/></text:span><text:span text:style-name="T34_42">All</text:span><text:span text:style-name="T34_43"><text:s/></text:span><text:span text:style-name="T34_44">developers</text:span><text:span text:style-name="T34_45"><text:s/></text:span><text:span text:style-name="T34_46">can</text:span><text:span text:style-name="T34_47"><text:s/></text:span><text:span text:style-name="T34_48">collaborate</text:span><text:span text:style-name="T34_49"><text:s/></text:span><text:span text:style-name="T34_50">on</text:span><text:span text:style-name="T34_51"><text:s/></text:span><text:span text:style-name="T34_52">software</text:span><text:span text:style-name="T34_53"><text:s/></text:span><text:span text:style-name="T34_54">documentation</text:span><text:span text:style-name="T34_55"><text:s/></text:span><text:span text:style-name="T34_56">in</text:span><text:span text:style-name="T34_57"><text:s/></text:span><text:span text:style-name="T34_58">a</text:span><text:span text:style-name="T34_59"><text:s/></text:span><text:span text:style-name="T34_60">single</text:span><text:span text:style-name="T34_61"><text:s/></text:span><text:span text:style-name="T34_62">place</text:span><text:span text:style-name="T34_63"><text:s/>-&gt;<text:s/></text:span><text:span text:style-name="T34_64">CI</text:span><text:span text:style-name="T34_65"><text:s/></text:span><text:span text:style-name="T34_66">returns</text:span><text:span text:style-name="T34_67"><text:s/></text:span><text:span text:style-name="T34_68">doc</text:span><text:span text:style-name="T34_69"><text:s/></text:span><text:span text:style-name="T34_70">back</text:span><text:span text:style-name="T34_71"><text:s/></text:span><text:span text:style-name="T34_72">to</text:span><text:span text:style-name="T34_73"><text:s/></text:span><text:span text:style-name="T34_74">the</text:span><text:span text:style-name="T34_75"><text:s/></text:span><text:span text:style-name="T34_76">Github</text:span><text:span text:style-name="T34_77"><text:s/></text:span><text:span text:style-name="T34_78">source</text:span><text:span text:style-name="T34_79"><text:s/></text:span><text:span text:style-name="T34_80">tree</text:span><text:span text:style-name="T34_81"><text:s/></text:span><text:span text:style-name="T34_82">via</text:span><text:span text:style-name="T34_83"><text:s/></text:span><text:span text:style-name="T34_84">Gerrit</text:span><text:span text:style-name="T34_85"><text:s/></text:span><text:span text:style-name="T34_86">approval</text:span><text:span text:style-name="T34_87"><text:s/></text:span><text:span text:style-name="T34_88">structure</text:span><text:span text:style-name="T34_89"><text:s/>(</text:span><text:span text:style-name="T34_90">enables</text:span><text:span text:style-name="T34_91"><text:s/></text:span><text:span text:style-name="T34_92">release</text:span><text:span text:style-name="T34_93"><text:s/></text:span><text:span text:style-name="T34_94">alignment</text:span><text:span text:style-name="T34_95">)<text:s/></text:span></text:p>
      <text:p text:style-name="P35"><text:span text:style-name="T35_1">Additional</text:span><text:span text:style-name="T35_2"><text:s/></text:span><text:span text:style-name="T35_3">note</text:span><text:span text:style-name="T35_4">:<text:s/></text:span><text:span text:style-name="T35_5">In</text:span><text:span text:style-name="T35_6"><text:s/></text:span><text:span text:style-name="T35_7">fact</text:span><text:span text:style-name="T35_8"><text:s/></text:span><text:span text:style-name="T35_9">this</text:span><text:span text:style-name="T35_10"><text:s/></text:span><text:span text:style-name="T35_11">structure</text:span><text:span text:style-name="T35_12"><text:s/></text:span><text:span text:style-name="T35_13">is</text:span><text:span text:style-name="T35_14"><text:s/></text:span><text:span text:style-name="T35_15">so</text:span><text:span text:style-name="T35_16"><text:s/></text:span><text:span text:style-name="T35_17">positive</text:span><text:span text:style-name="T35_18"><text:s/></text:span><text:span text:style-name="T35_19">it</text:span><text:span text:style-name="T35_20"><text:s/></text:span><text:span text:style-name="T35_21">is</text:span><text:span text:style-name="T35_22"><text:s/></text:span><text:span text:style-name="T35_23">possible</text:span><text:span text:style-name="T35_24"><text:s/></text:span><text:span text:style-name="T35_25">to</text:span><text:span text:style-name="T35_26"><text:s/></text:span><text:span text:style-name="T35_27">hold</text:span><text:span text:style-name="T35_28"><text:s/></text:span><text:span text:style-name="T35_29">back</text:span><text:span text:style-name="T35_30"><text:s/></text:span><text:span text:style-name="T35_31">future</text:span><text:span text:style-name="T35_32"><text:s/></text:span><text:span text:style-name="T35_33">patch</text:span><text:span text:style-name="T35_34"><text:s/></text:span><text:span text:style-name="T35_35">sets</text:span><text:span text:style-name="T35_36"><text:s/></text:span><text:span text:style-name="T35_37">in</text:span><text:span text:style-name="T35_38"><text:s/></text:span><text:span text:style-name="T35_39">Gerrit</text:span><text:span text:style-name="T35_40"><text:s/></text:span><text:span text:style-name="T35_41">for</text:span><text:span text:style-name="T35_42"><text:s/></text:span><text:span text:style-name="T35_43">dedicated</text:span><text:span text:style-name="T35_44"><text:s/></text:span><text:span text:style-name="T35_45">release</text:span><text:span text:style-name="T35_46"><text:s/></text:span><text:span text:style-name="T35_47">at</text:span><text:span text:style-name="T35_48"><text:s/></text:span><text:span text:style-name="T35_49">a</text:span><text:span text:style-name="T35_50"><text:s/></text:span><text:span text:style-name="T35_51">specific</text:span><text:span text:style-name="T35_52"><text:s/></text:span><text:span text:style-name="T35_53">time</text:span><text:span text:style-name="T35_54">.<text:s/></text:span><text:span text:style-name="T35_55">i</text:span><text:span text:style-name="T35_56">.</text:span><text:span text:style-name="T35_57">e</text:span><text:span text:style-name="T35_58">.<text:s/></text:span><text:span text:style-name="T35_59">Documentation</text:span><text:span text:style-name="T35_60"><text:s/></text:span><text:span text:style-name="T35_61">could</text:span><text:span text:style-name="T35_62"><text:s/></text:span><text:span text:style-name="T35_63">be</text:span><text:span text:style-name="T35_64"><text:s/></text:span><text:span text:style-name="T35_65">aligned</text:span><text:span text:style-name="T35_66"><text:s/></text:span><text:span text:style-name="T35_67">with</text:span><text:span text:style-name="T35_68"><text:s/></text:span><text:span text:style-name="T35_69">new</text:span><text:span text:style-name="T35_70"><text:s/></text:span><text:span text:style-name="T35_71">feature</text:span><text:span text:style-name="T35_72"><text:s/></text:span><text:span text:style-name="T35_73">improvements</text:span><text:span text:style-name="T35_74"><text:s/></text:span><text:span text:style-name="T35_75">but</text:span><text:span text:style-name="T35_76"><text:s/></text:span><text:span text:style-name="T35_77">not</text:span><text:span text:style-name="T35_78"><text:s/></text:span><text:span text:style-name="T35_79">submitted</text:span><text:span text:style-name="T35_80"><text:s/></text:span><text:span text:style-name="T35_81">in</text:span><text:span text:style-name="T35_82"><text:s/></text:span><text:span text:style-name="T35_83">Gerrit</text:span><text:span text:style-name="T35_84"><text:s/></text:span><text:span text:style-name="T35_85">until</text:span><text:span text:style-name="T35_86"><text:s/></text:span><text:span text:style-name="T35_87">new</text:span><text:span text:style-name="T35_88"><text:s/></text:span><text:span text:style-name="T35_89">feature</text:span><text:span text:style-name="T35_90"><text:s/></text:span><text:span text:style-name="T35_91">set</text:span><text:span text:style-name="T35_92"><text:s/></text:span><text:span text:style-name="T35_93">is</text:span><text:span text:style-name="T35_94"><text:s/></text:span><text:span text:style-name="T35_95">released</text:span><text:span text:style-name="T35_96">.<text:s/></text:span></text:p>
      <text:p text:style-name="P36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